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application/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fo:text-align="end" style:justify-single-word="false"/>
      <style:text-properties fo:language="es" fo:country="MX" fo:font-weight="bold" officeooo:rsid="002643a2" officeooo:paragraph-rsid="002643a2" style:font-weight-asian="bold" style:font-weight-complex="bold"/>
    </style:style>
    <style:style style:name="P2" style:family="paragraph" style:parent-style-name="Text_20_body">
      <style:paragraph-properties fo:line-height="150%"/>
      <style:text-properties fo:language="es" fo:country="MX"/>
    </style:style>
    <style:style style:name="P3" style:family="paragraph" style:parent-style-name="Text_20_body">
      <style:paragraph-properties fo:line-height="150%" fo:text-align="center" style:justify-single-word="false"/>
      <style:text-properties style:font-name="Arial" fo:font-size="14pt" fo:language="es" fo:country="MX" fo:font-style="normal" fo:font-weight="bold" officeooo:rsid="0024b6ed" officeooo:paragraph-rsid="0024b6ed" style:font-size-asian="14pt" style:font-style-asian="normal" style:font-weight-asian="bold" style:font-size-complex="14pt" style:font-style-complex="normal" style:font-weight-complex="bold"/>
    </style:style>
    <style:style style:name="P4" style:family="paragraph" style:parent-style-name="Text_20_body">
      <style:paragraph-properties fo:line-height="150%"/>
      <style:text-properties style:font-name="Arial" fo:language="es" fo:country="MX" fo:font-style="normal" fo:font-weight="bold" officeooo:rsid="0024b6ed" officeooo:paragraph-rsid="0024b6ed" style:font-style-asian="normal" style:font-weight-asian="bold" style:font-style-complex="normal" style:font-weight-complex="bold"/>
    </style:style>
    <style:style style:name="T1" style:family="text">
      <style:text-properties fo:font-style="italic" style:font-style-asian="italic" style:font-style-complex="italic"/>
    </style:style>
    <style:style style:name="T2" style:family="text">
      <style:text-properties officeooo:rsid="00182cd2"/>
    </style:style>
    <style:style style:name="T3" style:family="text">
      <style:text-properties officeooo:rsid="0018c39f"/>
    </style:style>
    <style:style style:name="T4" style:family="text">
      <style:text-properties officeooo:rsid="0020dcb7"/>
    </style:style>
    <style:style style:name="T5" style:family="text">
      <style:text-properties officeooo:rsid="0020ecc4"/>
    </style:style>
    <style:style style:name="T6" style:family="text">
      <style:text-properties officeooo:rsid="00226303"/>
    </style:style>
    <style:style style:name="T7" style:family="text">
      <style:text-properties fo:font-size="12pt" style:font-size-asian="12pt" style:font-size-complex="12pt"/>
    </style:style>
    <style:style style:name="T8" style:family="text">
      <style:text-properties fo:font-size="12pt" fo:font-style="italic" style:font-size-asian="12pt" style:font-style-asian="italic" style:font-size-complex="12pt" style:font-style-complex="italic"/>
    </style:style>
    <style:style style:name="T9" style:family="text">
      <style:text-properties officeooo:rsid="0028cc59"/>
    </style:style>
    <style:style style:name="T10" style:family="text">
      <style:text-properties officeooo:rsid="002be0fe"/>
    </style:style>
    <style:style style:name="T11" style:family="text">
      <style:text-properties officeooo:rsid="002c8526"/>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Reflexión: El Rumor del Oleaje de Yukio Mishima</text:p>
      <text:p text:style-name="P4">¿Cómo se desarrolló su comprensión de las consideraciones culturales y contextuales de la obra a través de la actividad oral interactiva? </text:p>
      <text:p text:style-name="P2">La <text:span text:style-name="T10">actividad oral </text:span>nos permitió observar una gama de elementos esenciales para la interpretación de la novela, <text:span text:style-name="T1">El rumor del oleaje</text:span> del escritor japonés <text:span text:style-name="T1">Yukio Mishima</text:span>. Estos fueron principalmente: el contexto de <text:span text:style-name="T5">publicación</text:span>, las motivaciones ideológicas, así como algunos eventos biográficos. De estas cuestiones, la más relevante y discutida fue aquella que resultó de la conjunción entre el momento histórico en que la novela fue publicada y la perspectiva del <text:span text:style-name="T6">autor</text:span>. La novela se público en 1954, un momento en el cual Japón experimentaba un choque cultural con occidente debido a la ocupación que ejercía Estados Unidos.</text:p>
      <text:p text:style-name="P2">A pesar de haber tenido muy poca información sobre el contexto de publicación y la novela misma durante el momento en que tuvo lugar la <text:span text:style-name="T2">discusión</text:span>, conocía ya algunos elementos biográficos del autor. <text:span text:style-name="T1">Yukio Mishima</text:span> destacó por ser uno de los escritores japoneses más reconocidos internacionalmente, resaltan también sus inclinaciones <text:span text:style-name="T9">nacionalistas</text:span> que llevaron a su suicidio --que siguió un riguroso ritual japonés conocido como <text:span text:style-name="T1">seppuku</text:span>--, así como su atracción por el fisicoculturismo. Me sorprendió que no se hiciera énfasis en estos elementos durante la conversación sobre la novela, puesto que <text:span text:style-name="T1">a priori</text:span>, los consideraría como factores relevantes en la construcción de un eje interpretativo. Cuando consideramos el contexto privado del autor, nos percatamos de las dicotomías que entrecruzaban su ideología. Inspirado por la dualidad Apolónica/Dionisiaca, dedicó una gran parte de su vida y obra a conciliar la vida del cuerpo con la vida de la mente. <text:span text:style-name="T4">La novela por su parte, privilegia la vida del cuerpo</text:span>.</text:p>
      <text:p text:style-name="P2">Durante la reflexión me percaté de que para el autor era de extrema importancia la conservación de la tradición japonesa y rechazaba afanosamente la influencia que occidente comenzaba a irradiar sobre lo que <text:span text:style-name="T11">para </text:span>él era una hermosa cultura. Por esta razón, podríamos considerar a <text:span text:style-name="T1">Yukio Mishima</text:span> como un nacionalista implacable.</text:p>
      <text:p text:style-name="P2">De la misma manera, se mencionó que la novela refleja una atmósfera de armonía entre el hombre y la naturaleza. Esto es un típico componente de la filosofía oriental y por esta razón representó un choque para algunos de nosotros, puesto que como occidentales, no estamos acostumbrados a este tipo de pensamiento. Por lo tanto, nos percatamos de que en con la <text:soft-page-break/>intención de defender la ideología japonesa, la novela incorpora elementos propios de la estética y pensamiento <text:span text:style-name="T3">japoneses</text:span>, como lo es la armonía que experimentan los personajes al interactuar con la naturaleza.</text:p>
      <text:p text:style-name="P1">Conteo de palabras: 39<text:span text:style-name="T10">7</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Lucida Sans Unicode" style:font-family-asian="'Lucida Sans Unicode'"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0598in" fo:margin-bottom="0.0598in"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TableCaption" style:family="paragraph" style:parent-style-name="Caption" style:class="extra"/>
    <style:style style:name="FigureCaption" style:family="paragraph" style:parent-style-name="Caption" style:class="extra"/>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fo:keep-with-next="always" text:number-lines="false" text:line-number="0"/>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loext:contextual-spacing="false" fo:text-indent="0in" style:auto-text-indent="false"/>
    </style:style>
    <style:style style:name="Preformatted_20_Text" style:display-name="Preformatted Text" style:family="paragraph" style:parent-style-name="Standard" style:class="html">
      <style:paragraph-properties fo:margin-top="0in" fo:margin-bottom="0in"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Definition_20_Term" style:display-name="Definition Term" style:family="paragraph" style:parent-style-name="Standard" style:next-style-name="Definition_20_Definition">
      <style:paragraph-properties fo:margin-top="0.0598in" fo:margin-bottom="0.0598in" loext: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loext:contextual-spacing="false"/>
    </style:style>
    <style:style style:name="Definition_20_Definition_20_Tight" style:display-name="Definition Definition Tight" style:family="paragraph" style:parent-style-name="Standard">
      <style:paragraph-properties fo:margin-left="0.5in" fo:margin-right="0in" fo:margin-top="0in" fo:margin-bottom="0in" loext: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text-line-through-type="single"/>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meta:generator>LibreOffice/5.1.0.3$Linux_X86_64 LibreOffice_project/10m0$Build-3</meta:generator>
    <dc:date>2016-02-22T22:30:22.549652708</dc:date>
    <meta:editing-duration>PT10M8S</meta:editing-duration>
    <meta:editing-cycles>18</meta:editing-cycles>
    <meta:document-statistic meta:table-count="0" meta:image-count="0" meta:object-count="0" meta:page-count="2" meta:paragraph-count="7" meta:word-count="432" meta:character-count="2732" meta:non-whitespace-character-count="2308"/>
  </office:meta>
</office:document-meta>
</file>